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baee" officeooo:paragraph-rsid="0006baee"/>
    </style:style>
    <style:style style:name="P2" style:family="paragraph" style:parent-style-name="Standard">
      <style:text-properties officeooo:rsid="0006baee" officeooo:paragraph-rsid="00089291"/>
    </style:style>
    <style:style style:name="T1" style:family="text">
      <style:text-properties officeooo:rsid="000892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c Daling</text:p>
      <text:p text:style-name="P1">2/20/2017</text:p>
      <text:p text:style-name="P1">CSE 4252, Madrid</text:p>
      <text:p text:style-name="P1">Homework 2</text:p>
      <text:p text:style-name="P1"/>
      <text:p text:style-name="P1">1. ** Represents a pointer to a pointer.</text:p>
      <text:p text:style-name="P1">2. int * const – read-only (constant) pointer to an int.</text:p>
      <text:p text:style-name="P1"/>
      <text:p text:style-name="P1">3. Pros:</text:p>
      <text:p text:style-name="P1">- Dynamic memory allocation (efficient),</text:p>
      <text:p text:style-name="P1">- Allow for complex data structures</text:p>
      <text:p text:style-name="P1">- Allow for the ability to return more than one value from a function.</text:p>
      <text:p text:style-name="P1"/>
      <text:p text:style-name="P1">Cons:</text:p>
      <text:p text:style-name="P1">- Complicated (low readability) so difficult to debug</text:p>
      <text:p text:style-name="P1">- Memory leaks</text:p>
      <text:p text:style-name="P1">- Prone to null pointers and crashes</text:p>
      <text:p text:style-name="P1"/>
      <text:p text:style-name="P2">4.</text:p>
      <text:p text:style-name="P2"><text:tab/>*<text:span text:style-name="T1">a = -21 ( = c)</text:span></text:p>
      <text:p text:style-name="P1"><text:tab/><text:span text:style-name="T1">b = -17</text:span></text:p>
      <text:p text:style-name="P1"><text:tab/><text:span text:style-name="T1">c = - 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7:11:05.465168386</meta:creation-date>
    <dc:date>2017-02-20T17:32:41.143138049</dc:date>
    <meta:editing-duration>PT11M25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8" meta:word-count="86" meta:character-count="438" meta:non-whitespace-character-count="366"/>
  </office:meta>
</office:document-meta>
</file>